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5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36" style:family="text">
      <style:text-properties style:font-name="Calibri2" fo:font-weight="normal" style:font-name-asian="Calibri3" style:font-weight-asian="normal" style:font-name-complex="Calibri3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→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212cm" svg:height="5.527cm" svg:x="6.393cm" svg:y="7.736cm">
          <text:p/>
          <draw:object xlink:href="../Flächenintegraldarstellung%20des%20Nabla-Oper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<text:span text:style-name="T17">a</text:span>(<text:span text:style-name="T17">r</text:span>) längs des Weges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irkulation ist anschaulich ein Maß für die <text:span text:style-name="T18">Wirbelstärke</text:span> des Vektorfeldes <text:span text:style-name="T17">a</text:span>(<text:span text:style-name="T17">r</text:span>) innerhalb der vom Weg <text:span text:style-name="T2">C</text:span> umschlossenen Fläche <text:span text:style-name="T2">F</text:span><text:span text:style-name="T26">C</text:span></text:p>
            <text:p><text:span text:style-name="T27"/></text:p>
            <text:p><text:span text:style-name="T27">Mit dem Vektorfeld </text:span><text:span text:style-name="T30">a</text:span><text:span text:style-name="T27">(</text:span><text:span text:style-name="T30">r</text:span><text:span text:style-name="T27">) und </text:span><text:span text:style-name="T31">C</text:span><text:span text:style-name="T27"> einer geschlossenen, doppelpunktfreien Kurve (</text:span><text:span text:style-name="T31">Weg</text:span><text:span text:style-name="T27">) schreibt man:</text:span></text:p>
          </draw:text-box>
        </draw:frame>
        <draw:frame draw:style-name="gr1" draw:text-style-name="P1" draw:layer="layout" svg:width="5.763cm" svg:height="1.888cm" svg:x="11.118cm" svg:y="14.055cm">
          <text:p/>
          <draw:object xlink:href="../Zirkula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Wirbelstärke wird u.a. durch die Zirkulation beschriebe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Zirkulation <text:span text:style-name="T2">Z</text:span><text:span text:style-name="T26">C</text:span>(<text:span text:style-name="T17">a</text:span>) ist genau dann Null, wenn rot <text:span text:style-name="T17">a</text:span> <text:span text:style-name="T11">≡</text:span><text:span text:style-name="T14"> 0 gilt.</text:span></text:p>
            <text:p><text:span text:style-name="T14"/></text:p>
            <text:p><text:span text:style-name="T14">Berechnet man die Zirkulation in allen Raumrichtungen und lässt die Flächennormalen d</text:span><text:span text:style-name="T32">f</text:span><text:span text:style-name="T14"> (die jeweils in Richtung der dritten Komponente weisen) und die jeweiligen Flächen </text:span><text:span text:style-name="T15">F</text:span><text:span text:style-name="T16">C</text:span><text:span text:style-name="T14"> mit Kantenlängen </text:span><text:span text:style-name="T11">Δ</text:span><text:span text:style-name="T15">x</text:span><text:span text:style-name="T14">, </text:span><text:span text:style-name="T11">Δ</text:span><text:span text:style-name="T12">y</text:span><text:span text:style-name="T14">, </text:span><text:span text:style-name="T11">Δ</text:span><text:span text:style-name="T12">z</text:span><text:span text:style-name="T14"> infinitesimal klein werden, erhält man die Rot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19cm" svg:height="2.327cm" svg:x="8.84cm" svg:y="9.336cm">
          <text:p/>
          <draw:object xlink:href="../Kurvenintegraldarstellung%20der%20Rotatio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02cm" svg:height="13.734cm" svg:x="5.489cm" svg:y="5.932cm">
          <text:p/>
          <draw:object xlink:href="../Kurvenintegraldarstellung%20des%20Nabla-Operators%20korrigiert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ien <text:span text:style-name="T17">E</text:span>(<text:span text:style-name="T17">r</text:span>) ein hinreichend oft differenzierbares Vekorfeld und <text:span text:style-name="T2">V</text:span> ein Volumen mit geschlossener Oberfläche <text:span text:style-name="T2">S</text:span>(<text:span text:style-name="T2">V</text:span>), dann gilt:</text:p>
          </draw:text-box>
        </draw:frame>
        <draw:frame draw:style-name="gr1" draw:text-style-name="P1" draw:layer="layout" svg:width="9.602cm" svg:height="1.888cm" svg:x="9.198cm" svg:y="12.555cm">
          <text:p/>
          <draw:object xlink:href="../Gauß'scher%20Satz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615cm" svg:height="2.105cm" svg:x="7.692cm" svg:y="9.447cm">
          <text:p/>
          <draw:object xlink:href="../Wirbelfluss%20durch%20eine%20geschlossene%20Fläche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12">φ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12">φ</text:span><text:span text:style-name="T19">(</text:span><text:span text:style-name="T20">r</text:span><text:span text:style-name="T19">) ein skalares Feld:</text:span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033cm" svg:height="3.916cm" svg:x="7.983cm" svg:y="11.341cm">
          <text:p/>
          <draw:object xlink:href="../Gauß'scher%20Satz%20für%20skalare%20Felder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Vektor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33"> </text:span><text:span text:style-name="T34">x</text:span><text:span text:style-name="T33"> </text:span><text:span text:style-name="T17">b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20">b</text:span><text:span text:style-name="T19">(</text:span><text:span text:style-name="T20">r</text:span><text:span text:style-name="T19">) ein Vektorfeld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679cm" svg:height="9.926cm" svg:x="7.66cm" svg:y="10.136cm">
          <text:p/>
          <draw:object xlink:href="../Gauß'scher%20Satz%20für%20Vektorfelder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en Gauß'schen Satz zusammen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212cm" svg:height="5.113cm" svg:x="6.393cm" svg:y="7.943cm">
          <text:p/>
          <draw:object xlink:href="../Zusammenfassung%20des%20Gauß'schen%20Satze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17">a</text:span>(<text:span text:style-name="T17">r</text:span>) ein hinreichend of differenzierbares Vektorfeld und <text:span text:style-name="T2">F</text:span> eine Fläche mit dem Rand <text:span text:style-name="T2">C</text:span>(<text:span text:style-name="T2">F</text:span>) = <text:span text:style-name="T19">∂</text:span><text:span text:style-name="T2">F</text:span>, dann gilt:</text:p>
            <text:p/>
            <text:p/>
          </draw:text-box>
        </draw:frame>
        <draw:frame draw:style-name="gr1" draw:text-style-name="P1" draw:layer="layout" svg:width="8.063cm" svg:height="1.888cm" svg:x="9.968cm" svg:y="11.655cm">
          <text:p/>
          <draw:object xlink:href="../Stokes'scher%20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/>
            <text:p/>
            <text:p/>
            <text:p>Eine <text:span text:style-name="T18">geschlossene</text:span> Fläche kann man sich durch Zusammenziehen des Randes <text:span text:style-name="T2">C</text:span> = <text:span text:style-name="T11">∂</text:span><text:span text:style-name="T15">F</text:span><text:span text:style-name="T14"> auf einen Punkt entstanden denken.</text:span></text:p>
            <text:p><text:span text:style-name="T14">Dann ist jedoch</text:span></text:p>
            <text:p><text:span text:style-name="T14"/></text:p>
            <text:p><text:span text:style-name="T14"/></text:p>
            <text:p><text:span text:style-name="T14">da die Rand</text:span><text:span text:style-name="T35">länge</text:span><text:span text:style-name="T14"> gegen Null geht. Daraus folgt mit dem Satz von Stokes:</text:span></text:p>
            <text:p><text:span text:style-name="T14"/></text:p>
            <text:p><text:span text:style-name="T14"/></text:p>
            <text:p><text:span text:style-name="T14">für </text:span><text:span text:style-name="T35">jedes</text:span><text:span text:style-name="T36"> Vektorfeld </text:span><text:span text:style-name="T32">a</text:span><text:span text:style-name="T36">(</text:span><text:span text:style-name="T32">r</text:span><text:span text:style-name="T36">).</text:span></text:p>
          </draw:text-box>
        </draw:frame>
        <draw:frame draw:style-name="gr1" draw:text-style-name="P1" draw:layer="layout" svg:width="5.914cm" svg:height="1.888cm" svg:x="11.042cm" svg:y="14.355cm">
          <text:p/>
          <draw:object xlink:href="../Wirbelfluss%20durch%20eine%20geschlossene%20Fläche%20mit%20Satz%20von%20Stokes.odf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1" draw:layer="layout" svg:width="4.593cm" svg:height="1.888cm" svg:x="11.703cm" svg:y="11.155cm">
          <text:p/>
          <draw:object xlink:href="../Randlänge%20gegen%20Null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erste und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1T18:53:56.925000000</dc:date>
    <meta:document-statistic meta:object-count="340"/>
  </office:meta>
</office:document-meta>
</file>